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0099ff"/>
    </style:style>
    <style:style style:name="ce6" style:family="table-cell" style:parent-style-name="Default">
      <style:table-cell-properties fo:background-color="#00ff00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1024" table:default-cell-style-name="ce3"/>
        <table:table-row table:style-name="ro2">
          <table:table-cell office:value-type="string" calcext:value-type="string">
            <text:p>Artikelbewertung Barack Obam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Unschlüssig</text:p>
          </table:table-cell>
          <table:table-cell table:number-columns-repeated="102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Unschlüssig</text:p>
          </table:table-cell>
          <table:table-cell table:number-columns-repeated="102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Unschlüssig</text:p>
          </table:table-cell>
          <table:table-cell table:number-columns-repeated="102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Unschlüssig</text:p>
          </table:table-cell>
          <table:table-cell table:number-columns-repeated="102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Positiv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Unschlüssig</text:p>
          </table:table-cell>
          <table:table-cell table:number-columns-repeated="1022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Unschlüssig</text:p>
          </table:table-cell>
          <table:table-cell table:number-columns-repeated="1022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Unschlüssig</text:p>
          </table:table-cell>
          <table:table-cell table:number-columns-repeated="102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Unschlüssig</text:p>
          </table:table-cell>
          <table:table-cell table:number-columns-repeated="1022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Negativ</text:p>
          </table:table-cell>
          <table:table-cell table:number-columns-repeated="1022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Positiv</text:p>
          </table:table-cell>
          <table:table-cell table:number-columns-repeated="1022"/>
        </table:table-row>
        <table:table-row table:style-name="ro2" table:number-rows-repeated="12">
          <table:table-cell table:number-columns-repeated="1024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1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.00.0000</text:date>, <text:time style:data-style-name="N2" text:time-value="08:59:25.17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Windows_x86 LibreOffice_project/d50a87b2e514536ed401c18000dad4660b6a169e</meta:generator>
    <meta:initial-creator>Forever1</meta:initial-creator>
    <meta:creation-date>2015-04-09T05:00:02Z</meta:creation-date>
    <dc:date>2015-06-01T09:08:14.730000000</dc:date>
    <meta:editing-duration>PT4H22M4S</meta:editing-duration>
    <meta:editing-cycles>65</meta:editing-cycles>
    <meta:document-statistic meta:table-count="3" meta:cell-count="258" meta:object-count="0"/>
  </office:meta>
</office:document-meta>
</file>